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2"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3"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14" style:family="paragraph" style:parent-style-name="Standard" style:master-page-name="Standard">
      <style:paragraph-properties style:page-number="auto"/>
      <style:text-properties fo:font-weight="bold" style:font-weight-asian="bold"/>
    </style:style>
    <style:style style:name="P1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fo:background-color="transparent"/>
    </style:style>
    <style:style style:name="P17"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fo:background-color="#ffff00"/>
    </style:style>
    <style:style style:name="P18"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9" style:family="paragraph" style:parent-style-name="Standard">
      <style:paragraph-properties fo:margin-top="0cm" fo:margin-bottom="0.101cm" fo:line-height="100%" fo:background-color="transparent">
        <style:tab-stops>
          <style:tab-stop style:position="2.17cm"/>
          <style:tab-stop style:position="5.609cm"/>
          <style:tab-stop style:position="8.149cm"/>
          <style:tab-stop style:position="10.16cm"/>
          <style:tab-stop style:position="12.938cm"/>
        </style:tab-stops>
        <style:background-image/>
      </style:paragraph-properties>
      <style:text-properties fo:language="en" fo:country="US" fo:background-color="transparent"/>
    </style:style>
    <style:style style:name="P20" style:family="paragraph" style:parent-style-name="Standard">
      <style:paragraph-properties fo:margin-top="0cm" fo:margin-bottom="0.101cm" fo:line-height="100%" fo:background-color="transparent">
        <style:tab-stops>
          <style:tab-stop style:position="2.17cm"/>
          <style:tab-stop style:position="5.609cm"/>
          <style:tab-stop style:position="8.149cm"/>
          <style:tab-stop style:position="10.16cm"/>
          <style:tab-stop style:position="12.938cm"/>
        </style:tab-stops>
        <style:background-image/>
      </style:paragraph-properties>
      <style:text-properties fo:language="en" fo:country="US" fo:background-color="#ffff99"/>
    </style:style>
    <style:style style:name="P21" style:family="paragraph" style:parent-style-name="Standard">
      <style:paragraph-properties fo:margin-top="0cm" fo:margin-bottom="0.101cm" fo:line-height="100%" fo:background-color="transparent">
        <style:tab-stops>
          <style:tab-stop style:position="2.17cm"/>
          <style:tab-stop style:position="5.609cm"/>
          <style:tab-stop style:position="8.149cm"/>
          <style:tab-stop style:position="10.16cm"/>
          <style:tab-stop style:position="12.938cm"/>
        </style:tab-stops>
        <style:background-image/>
      </style:paragraph-properties>
    </style:style>
    <style:style style:name="P22"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fo:background-color="transparent"/>
    </style:style>
    <style:style style:name="P23" style:family="paragraph">
      <style:paragraph-properties fo:margin-top="0cm" fo:margin-bottom="0cm" fo:line-height="115%" fo:text-align="center" style:writing-mode="lr-tb"/>
    </style:style>
    <style:style style:name="P24" style:family="paragraph">
      <style:paragraph-properties fo:margin-top="0cm" fo:margin-bottom="0cm" fo:line-height="100%" fo:text-align="center" style:writing-mode="lr-tb"/>
    </style:style>
    <style:style style:name="P25" style:family="paragraph">
      <style:paragraph-properties fo:margin-top="0cm" fo:margin-bottom="0cm" fo:line-height="100%" fo:text-align="start" style:writing-mode="lr-tb"/>
    </style:style>
    <style:style style:name="P26" style:family="paragraph">
      <style:paragraph-properties fo:margin-top="0cm" fo:margin-bottom="0.353cm" fo:line-height="115%" style:writing-mode="lr-tb"/>
    </style:style>
    <style:style style:name="P27" style:family="paragraph">
      <style:paragraph-properties fo:margin-top="0cm" fo:margin-bottom="0cm" fo:line-height="100%" style:writing-mode="lr-tb"/>
    </style:style>
    <style:style style:name="P28" style:family="paragraph">
      <style:paragraph-properties style:line-height-at-least="0.1cm"/>
    </style:style>
    <style:style style:name="P29" style:family="paragraph">
      <style:paragraph-properties fo:text-align="center" style:writing-mode="lr-tb"/>
    </style:style>
    <style:style style:name="P30" style:family="paragraph">
      <style:paragraph-properties fo:margin-top="0cm" fo:margin-bottom="0cm" fo:line-height="115%" fo:text-align="start" style:writing-mode="lr-tb"/>
    </style:style>
    <style:style style:name="P31" style:family="paragraph">
      <style:paragraph-properties fo:margin-top="0cm" fo:margin-bottom="0cm" fo:line-height="115%" style:writing-mode="lr-tb"/>
    </style:style>
    <style:style style:name="P32" style:family="paragraph">
      <style:paragraph-properties fo:margin-top="0cm" fo:margin-bottom="0cm" fo:line-height="100%" fo:text-align="center" style:writing-mode="lr-tb"/>
      <style:text-properties fo:font-size="10pt" style:font-size-asian="10pt" style:font-size-complex="10pt"/>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transparent"/>
    </style:style>
    <style:style style:name="T5" style:family="text">
      <style:text-properties fo:language="en" fo:country="US" fo:background-color="#ffff99"/>
    </style:style>
    <style:style style:name="T6" style:family="text">
      <style:text-properties fo:language="en" fo:country="US" fo:background-color="#ffff00"/>
    </style:style>
    <style:style style:name="T7"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8" style:family="text">
      <style:text-properties fo:background-color="#ffff99"/>
    </style:style>
    <style:style style:name="T9"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10"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1"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2"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3"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svg:stroke-linecap="square"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svg:stroke-linecap="square"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6" xml:id="id1" draw:id="id1" svg:width="6.43cm" svg:height="3.155cm" svg:x="2.417cm" svg:y="7.281cm">
        <text:p text:style-name="P23"><text:span text:style-name="T9">TESTATA DOCUMENTO</text:span></text:p>
        <text:p text:style-name="P24"><text:span text:style-name="T9">Tesdoc</text:span></text:p>
        <text:p text:style-name="P25"><text:span text:style-name="T10">nrmagsrc</text:span></text:p>
        <text:p text:style-name="P25"><text:span text:style-name="T10">nrmagdst</text:span></text:p>
        <text:p text:style-name="P25"><text:span text:style-name="T9">sconto</text:span></text:p>
        <text:p text:style-name="P25"><text:span text:style-name="T10">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6" xml:id="id4" draw:id="id4" svg:width="6.963cm" svg:height="3.784cm" svg:x="11.938cm" svg:y="5.295cm">
        <text:p text:style-name="P24"><text:span text:style-name="T9">CAUSALI MAGAZZINO</text:span></text:p>
        <text:p text:style-name="P24"><text:span text:style-name="T9">Causmag</text:span></text:p>
        <text:p text:style-name="P27"><text:span text:style-name="T10">tipo</text:span><text:span text:style-name="T9">: usc/ent/trasf</text:span></text:p>
        <text:p text:style-name="P27"><text:span text:style-name="T10">tipo_doc</text:span><text:span text:style-name="T11">:</text:span></text:p>
        <text:p text:style-name="P28"><text:span text:style-name="T10">movimpmag</text:span><text:span text:style-name="T9">:Mov/Imp/Nul</text:span></text:p>
        <text:p text:style-name="P28"><text:span text:style-name="T10">contabile</text:span><text:span text:style-name="T9">: S/N</text:span></text:p>
        <text:p text:style-name="P28"><text:span text:style-name="T10">nrmagsrc</text:span><text:span text:style-name="T9">:Proposto su tesdoc</text:span></text:p>
        <text:p text:style-name="P28"><text:span text:style-name="T10">nrmagdst</text:span><text:span text:style-name="T9">: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29" draw:type="line" svg:x1="2.385cm" svg:y1="10.435cm" svg:x2="2.397cm" svg:y2="11.652cm" draw:start-shape="id1" draw:start-glue-point="6" draw:end-shape="id2" svg:d="m2385 10435 12 1217">
        <text:p/>
      </draw:connector>
      <draw:custom-shape text:anchor-type="page" text:anchor-page-number="1" draw:z-index="3" draw:style-name="gr1" draw:text-style-name="P31" xml:id="id3" draw:id="id3" svg:width="6.989cm" svg:height="2.654cm" svg:x="11.938cm" svg:y="11.804cm">
        <text:p text:style-name="P23"><text:span text:style-name="T9">CONTI CLIENTI/FORNITORI</text:span></text:p>
        <text:p text:style-name="P24"><text:span text:style-name="T9">Conto</text:span></text:p>
        <text:p text:style-name="P30"><text:span text:style-name="T10">tipoconto</text:span><text:span text:style-name="T9">: C/F/A (cliente/fornitore/altro)</text:span></text:p>
        <text:p text:style-name="P30"><text:span text:style-name="T9">sconto</text:span></text:p>
        <text:p text:style-name="P30"><text:span text:style-name="T10">tipopeo</text:span><text:span text:style-name="T12">: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29" draw:type="line" svg:x1="8.691cm" svg:y1="13.13cm" svg:x2="5.599cm" svg:y2="8.858cm" draw:start-shape="id3" draw:end-shape="id1" draw:end-glue-point="7" svg:d="m8691 13130-3092-4272">
        <text:p/>
      </draw:connector>
      <draw:connector text:anchor-type="page" text:anchor-page-number="1" draw:z-index="5" draw:style-name="gr3" draw:text-style-name="P29" draw:type="line" svg:x1="8.691cm" svg:y1="7.186cm" svg:x2="5.599cm" svg:y2="8.858cm" draw:start-shape="id4" draw:end-shape="id1" draw:end-glue-point="7" svg:d="m8691 7186-3092 1672">
        <text:p/>
      </draw:connector>
      <draw:custom-shape text:anchor-type="page" text:anchor-page-number="1" draw:z-index="6" draw:style-name="gr1" draw:text-style-name="P26" xml:id="id2" draw:id="id2" svg:width="4.717cm" svg:height="2.467cm" svg:x="3.286cm" svg:y="11.652cm">
        <text:p text:style-name="P23"><text:span text:style-name="T9">RIGHE DOCUMENTO</text:span></text:p>
        <text:p text:style-name="P24"><text:span text:style-name="T9">Rigdoc</text:span></text:p>
        <text:p text:style-name="P25"><text:span text:style-name="T9">sconto</text:span></text:p>
        <text:p text:style-name="P25"><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6" xml:id="id9" draw:id="id9" svg:width="4.717cm" svg:height="2.467cm" svg:x="3.286cm" svg:y="15.909cm">
        <text:p text:style-name="P23"><text:span text:style-name="T9">ARTICOLI DI MAGAZZINO</text:span></text:p>
        <text:p text:style-name="P24"><text:span text:style-name="T9">Article</text:span></text:p>
        <text:p text:style-name="P25"><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3" xml:id="id5" draw:id="id5" svg:width="6.963cm" svg:height="1.773cm" svg:x="11.938cm" svg:y="15.138cm">
        <text:p text:style-name="P23"><text:span text:style-name="T9">ANAGRAFICA GENERALE</text:span></text:p>
        <text:p text:style-name="P24"><text:span text:style-name="T9">Anagen</text:span></text:p>
        <text:p text:style-name="P25"><text:span text:style-name="T10">tipo</text:span><text:span text:style-name="T12">:Tipo sogg.(F=Fisica – G=Giuridica -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2" xml:id="id6" draw:id="id6" svg:width="6.989cm" svg:height="3.74cm" svg:x="11.938cm" svg:y="17.784cm">
        <text:p text:style-name="P24"><text:span text:style-name="T13">INDIRIZZI ANAGRAFICI</text:span></text:p>
        <text:p text:style-name="P24"><text:span text:style-name="T13">Anaind</text:span></text:p>
        <text:p text:style-name="P24"><text:span text:style-name="T13"/></text:p>
        <text:p text:style-name="P27"><text:span text:style-name="T13">flsl: Flag sede legale</text:span></text:p>
        <text:p text:style-name="P27"><text:span text:style-name="T13">flsp: Flag indir. spedizione</text:span></text:p>
        <text:p text:style-name="P27"><text:span text:style-name="T13">flmg: Flag Indir. di magazzino</text:span></text:p>
        <text:p text:style-name="P27"><text:span text:style-name="T10">nrmag</text:span><text:span text:style-name="T13">: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29" draw:type="line" svg:x1="12.173cm" svg:y1="15.138cm" svg:x2="12.185cm" svg:y2="14.457cm" draw:start-shape="id5" draw:start-glue-point="4" draw:end-shape="id3" svg:d="m12173 15138 12-681">
        <text:p/>
      </draw:connector>
      <draw:connector text:anchor-type="page" text:anchor-page-number="1" draw:z-index="11" draw:style-name="gr2" draw:text-style-name="P29" draw:type="line" svg:x1="12.173cm" svg:y1="16.91cm" svg:x2="12.185cm" svg:y2="17.784cm" draw:start-shape="id5" draw:start-glue-point="6" draw:end-shape="id6" draw:end-glue-point="4" svg:d="m12173 16910 12 874">
        <text:p/>
      </draw:connector>
      <draw:custom-shape text:anchor-type="page" text:anchor-page-number="1" draw:z-index="12" draw:style-name="gr1" draw:text-style-name="P26" xml:id="id7" draw:id="id7" svg:width="4.717cm" svg:height="1.826cm" svg:x="13.1cm" svg:y="22.752cm">
        <text:p text:style-name="P23"><text:span text:style-name="T9">COMUNI ITALIANI</text:span></text:p>
        <text:p text:style-name="P23"><text:span text:style-name="T9">CITTA' <text:s/>STRANIERE</text:span></text:p>
        <text:p text:style-name="P24"><text:span text:style-name="T9">Localita</text:span></text:p>
        <text:p text:style-name="P25"><text:span text:style-name="T9"/></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29" draw:type="line" svg:x1="12.211cm" svg:y1="22.752cm" svg:x2="12.185cm" svg:y2="21.523cm" draw:start-shape="id7" draw:start-glue-point="4" draw:end-shape="id6" svg:d="m12211 22752-26-1229">
        <text:p/>
      </draw:connector>
      <draw:custom-shape text:anchor-type="page" text:anchor-page-number="1" draw:z-index="14" draw:style-name="gr1" draw:text-style-name="P26" xml:id="id8" draw:id="id8" svg:width="4.717cm" svg:height="1.654cm" svg:x="13.127cm" svg:y="25.418cm">
        <text:p text:style-name="P23"><text:span text:style-name="T9">PAESI/STATI ESTERI</text:span></text:p>
        <text:p text:style-name="P24"><text:span text:style-name="T9">Paesi</text:span></text:p>
        <text:p text:style-name="P28"><text:span text:style-name="T10">tpeu</text:span><text:span text:style-name="T12">: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29" draw:type="line" svg:x1="12.238cm" svg:y1="25.418cm" svg:x2="12.211cm" svg:y2="24.578cm" draw:start-shape="id8" draw:end-shape="id7" draw:end-glue-point="6" svg:d="m12238 25418-27-840">
        <text:p/>
      </draw:connector>
      <draw:connector text:anchor-type="page" text:anchor-page-number="1" draw:z-index="16" draw:style-name="gr3" draw:text-style-name="P29" draw:type="line" svg:x1="2.397cm" svg:y1="15.909cm" svg:x2="2.397cm" svg:y2="14.118cm" draw:start-shape="id9" draw:start-glue-point="4" draw:end-shape="id2" draw:end-glue-point="6" svg:d="m2397 15909v-1791">
        <text:p/>
      </draw:connector>
      <draw:line text:anchor-type="page" text:anchor-page-number="1" draw:z-index="18" draw:style-name="gr5" draw:text-style-name="P33" svg:x1="12.312cm" svg:y1="20.958cm" svg:x2="4.424cm" svg:y2="9.031cm">
        <text:p/>
      </draw:line>
      <draw:custom-shape text:anchor-type="page" text:anchor-page-number="1" draw:z-index="29" draw:style-name="gr1" draw:text-style-name="P26" xml:id="id10" draw:id="id10" svg:width="6.963cm" svg:height="1.959cm" svg:x="11.938cm" svg:y="9.687cm">
        <text:p text:style-name="P24"><text:span text:style-name="T9">CAUSALI CONTABILI</text:span></text:p>
        <text:p text:style-name="P24"><text:span text:style-name="T9">Causali</text:span></text:p>
        <text:p text:style-name="P27"><text:span text:style-name="T10">tipoiva</text:span><text:span text:style-name="T9">: S/N</text:span></text:p>
        <text:p text:style-name="P27"><text:span text:style-name="T10">tiporeg</text:span><text:span text:style-name="T9">: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29" draw:type="line" svg:x1="12.173cm" svg:y1="9.687cm" svg:x2="12.173cm" svg:y2="9.079cm" draw:start-shape="id10" draw:start-glue-point="4" draw:end-shape="id4" draw:end-glue-point="6" svg:d="m12173 9687v-608">
        <text:p/>
      </draw:connector>
      <text:p text:style-name="P14"/>
      <text:p text:style-name="P13">RELAZIONI MODELLI </text:p>
      <text:p text:style-name="P13">ATTRIBUTI SIGNIFICATIVI</text:p>
      <text:p text:style-name="P13"/>
      <text:p text:style-name="Standard"><draw:line text:anchor-type="paragraph" draw:z-index="21" draw:style-name="gr4" draw:text-style-name="P33" svg:x1="10.312cm" svg:y1="-0.018cm" svg:x2="2.424cm" svg:y2="1.972cm"><text:p/></draw:line><draw:line text:anchor-type="paragraph" draw:z-index="23" draw:style-name="gr4" draw:text-style-name="P33" svg:x1="10.312cm" svg:y1="-0.018cm" svg:x2="2.424cm" svg:y2="2.369cm"><text:p/></draw:line></text:p>
      <text:p text:style-name="P1"/>
      <text:p text:style-name="P1"><draw:line text:anchor-type="paragraph" draw:z-index="17" draw:style-name="gr4" draw:text-style-name="P33" svg:x1="10.312cm" svg:y1="12.501cm" svg:x2="2.424cm" svg:y2="0.178cm"><text:p/></draw:line><draw:line text:anchor-type="paragraph" draw:z-index="19" draw:style-name="gr4" draw:text-style-name="P33" svg:x1="10.323cm" svg:y1="-0.041cm" svg:x2="2.424cm" svg:y2="0.176cm"><text:p/></draw:line><draw:line text:anchor-type="paragraph" draw:z-index="20" draw:style-name="gr4" draw:text-style-name="P33" svg:x1="10.323cm" svg:y1="0.356cm" svg:x2="2.424cm" svg:y2="0.573cm"><text:p/></draw:line></text:p>
      <text:p text:style-name="P1"><draw:line text:anchor-type="paragraph" draw:z-index="24" draw:style-name="gr4" draw:text-style-name="P33" svg:x1="10.312cm" svg:y1="4.353cm" svg:x2="1.923cm" svg:y2="0.127cm"><text:p/></draw:line><draw:line text:anchor-type="paragraph" draw:z-index="25" draw:style-name="gr4" draw:text-style-name="P33" svg:x1="0.733cm" svg:y1="0.074cm" svg:x2="2.712cm" svg:y2="3.599cm"><text:p/></draw:line></text:p>
      <text:p text:style-name="Standard"/>
      <text:p text:style-name="Standard"/>
      <text:p text:style-name="Standard"/>
      <text:p text:style-name="Standard"><draw:line text:anchor-type="paragraph" draw:z-index="22" draw:style-name="gr4" draw:text-style-name="P33" svg:x1="1.498cm" svg:y1="4.38cm" svg:x2="2.712cm" svg:y2="0.431cm"><text:p/></draw:line></text:p>
      <text:p text:style-name="Standard"/>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4" draw:text-style-name="P33" svg:x1="0.205cm" svg:y1="0.231cm" svg:x2="1.422cm" svg:y2="0.231cm"><text:p/></draw:line><text:tab/>Dato propositivo</text:p>
      <text:p text:style-name="P3"><draw:line text:anchor-type="paragraph" draw:z-index="27" draw:style-name="gr6" draw:text-style-name="P33" svg:x1="0.231cm" svg:y1="0.341cm" svg:x2="1.448cm" svg:y2="0.341cm"><text:p/></draw:line><text:tab/>Relazione 1 a molti (FK) (cascade delete)</text:p>
      <text:p text:style-name="P3"><draw:line text:anchor-type="paragraph" draw:z-index="28" draw:style-name="gr7" draw:text-style-name="P33" svg:x1="0.231cm" svg:y1="0.342cm" svg:x2="1.448cm" svg:y2="0.342cm"><text:p/></draw:line><text:tab/>Relazione 1 a molti (FK) (error delete)</text:p>
      <text:p text:style-name="P3"><text:s text:c="3"/><text:span text:style-name="T7"><text:s/>______</text:span> <text:tab/>Decodifica sul file di parametrizzazione (parameter.yml)</text:p>
      <text:p text:style-name="P3"/>
      <text:p text:style-name="P4"><text:soft-page-break/></text:p>
      <text:p text:style-name="P4">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2"/>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1"><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text:soft-page-break/></text:p>
      <text:p text:style-name="P5">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odulo"<text:tab/>:limit =&gt; 50</text:p>
      <text:p text:style-name="P5"/>
      <text:p text:style-name="P5"><text:s text:c="2"/>add_index "causmags", ["azienda", "descriz"], :name =&gt; "idx_causmags_on_descriz", :unique =&gt; true</text:p>
      <text:p text:style-name="P5"/>
      <text:p text:style-name="P5">TIPO_DOC contiene un numero da 0 a 9 (vedi codifica su file di parametrizzazione) e identifica il gruppo di appartenenza della causale di magazzino</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ODULO = Nome del prototipo di stampa</text:p>
      <text:p text:style-name="P5"><text:span text:style-name="T1">Elenco causali di magazzino<text:tab/>MovMag<text:tab/>Ent./Usc.<text:tab/>Contabile</text:span></text:p>
      <text:p text:style-name="P20">DDT C/Assoluto<text:tab/> <text:s text:c="4"/>S<text:tab/> <text:s text:c="5"/>U<text:tab/> <text:s text:c="6"/>N</text:p>
      <text:p text:style-name="P20">Fatt. Riep. C/Assoluto<text:tab/> <text:s text:c="4"/>N<text:tab/> <text:s text:c="5"/>U<text:tab/> <text:s text:c="6"/>S</text:p>
      <text:p text:style-name="P17">DDT C/Vendita<text:tab/> <text:s text:c="4"/>S<text:tab/> <text:s text:c="5"/>U<text:tab/> <text:s text:c="6"/>N</text:p>
      <text:p text:style-name="P17">FATT. su Rendiconto Vendite<text:tab/> <text:s text:c="4"/>N<text:tab/> <text:s text:c="5"/>U<text:tab/> <text:s text:c="6"/>S</text:p>
      <text:p text:style-name="P21"><text:span text:style-name="T5">ACQ da Fornitore<text:tab/> <text:s text:c="4"/>S<text:tab/> <text:s text:c="5"/>E<text:tab/> <text:s text:c="6"/>S</text:span></text:p>
      <text:p text:style-name="P17">FATT. Immediata<text:tab/> <text:s text:c="4"/>S<text:tab/> <text:s text:c="5"/>U<text:tab/> <text:s text:c="6"/>S</text:p>
      <text:p text:style-name="P19">--------------------------------------------------------------------------------------------</text:p>
      <text:p text:style-name="P11"><text:span text:style-name="T5">RESO da C/assoluto</text:span><text:span text:style-name="T8"><text:tab/> <text:s text:c="4"/>S<text:tab/> <text:s text:c="5"/>E<text:tab/> <text:s text:c="6"/>N</text:span></text:p>
      <text:p text:style-name="P11"><text:span text:style-name="T5">NC. Riep. C/Assoluto<text:tab/> <text:s text:c="4"/>N<text:tab/> <text:s text:c="5"/>E<text:tab/> <text:s text:c="6"/>S</text:span></text:p>
      <text:p text:style-name="P17">RESO da C/Vendita<text:tab/> <text:s text:c="4"/>S<text:tab/> <text:s text:c="5"/>E<text:tab/> <text:s text:c="6"/>N</text:p>
      <text:p text:style-name="P11"><text:span text:style-name="T6">NC. su Rendiconto Resi<text:tab/> <text:s text:c="4"/>N<text:tab/> <text:s text:c="5"/>E<text:tab/> <text:s text:c="6"/>S</text:span></text:p>
      <text:p text:style-name="P11"><text:span text:style-name="T5">RESO a Fornitore</text:span><text:span text:style-name="T8"><text:tab/> <text:s text:c="4"/>S<text:tab/> <text:s text:c="5"/>U<text:tab/> <text:s text:c="6"/>S</text:span></text:p>
      <text:p text:style-name="P11"><text:span text:style-name="T6">NC. Immediata<text:tab/> <text:s text:c="4"/>S<text:tab/> <text:s text:c="5"/>E<text:tab/> <text:s text:c="6"/>S</text:span></text:p>
      <text:p text:style-name="P16"><text:span text:style-name="T8"/></text:p>
      <text:p text:style-name="P22"><text:span text:style-name="T8"/></text:p>
      <text:p text:style-name="P5">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12"/>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text:s text:c="2"/>add_index "localitas", ["descriz"], :name =&gt; "idx_localitas_on_descriz", :unique =&gt; true</text:p>
      <text:p text:style-name="P5"><text:s text:c="2"/>add_index "localitas", ["paese_id"], :name =&gt; "index_localitas_on_paese_id"</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
      <text:p text:style-name="P5"><text:s text:c="2"/>add_index "paeses", ["descriz"], :name =&gt; "idx_paeses_on_descriz", :unique =&gt; true</text:p>
      <text:p text:style-name="P5"/>
      <text:p text:style-name="P5">TPEU: E=Europeo – X=eXtraeuropeo – N=Da assengare</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
      <text:p text:style-name="P12"/>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
      <text:p text:style-name="P5"><text:s text:c="2"/>add_index "causales", ["azienda", "descriz"], :name =&gt; "idx_causales_on_descriz", :unique =&gt; true</text:p>
      <text:p text:style-name="P5"/>
      <text:p text:style-name="P5">TIPOREG e TIPOIVA sono dei flag S/N</text:p>
      <text:p text:style-name="P5"/>
      <text:p text:style-name="P5">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5"/>
      <text:p text:style-name="P10">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7"/>
      <text:p text:style-name="P7">Il gestionale propone <text:s/>nella testata il magazzino specificato nella CAUSMAG se, in base alle regole schematizzate sopra, tale magazzino appartiene all'anagrafica altrimenti propone come default 0 = Nessun magazz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05T18:09:02.52</dc:date>
    <meta:editing-cycles>71</meta:editing-cycles>
    <meta:editing-duration>P1DT11H45M57S</meta:editing-duration>
    <meta:generator>OpenOffice.org/3.4$Win32 OpenOffice.org_project/340m1$Build-9590</meta:generator>
    <meta:print-date>2012-06-05T10:41:06.47</meta:print-date>
    <meta:document-statistic meta:table-count="0" meta:image-count="0" meta:object-count="0" meta:page-count="7" meta:paragraph-count="168" meta:word-count="1538" meta:character-count="11164"/>
  </office:meta>
</office:document-meta>
</file>